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fo:min-height="2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T1" style:family="text">
      <style:text-properties fo:font-family="Inconsolata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112cm" svg:height="2.312cm" svg:x="0.254cm" svg:y="0.254cm">
          <draw:text-box>
            <text:p><text:span text:style-name="T1">Mix(Saw(...))</text:span><text:line-break/><text:line-break/>~oscil</text:p>
          </draw:text-box>
        </draw:frame>
        <draw:frame draw:style-name="gr1" draw:layer="layout" svg:width="7.112cm" svg:height="2.312cm" svg:x="0.254cm" svg:y="4.038cm">
          <draw:text-box>
            <text:p><text:span text:style-name="T1">LPF(~oscil.ar, ...)</text:span><text:line-break/><text:line-break/>~filter</text:p>
          </draw:text-box>
        </draw:frame>
        <draw:line draw:style-name="gr2" draw:layer="layout" svg:x1="3.81cm" svg:y1="2.54cm" svg:x2="3.048cm" svg:y2="4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ing_20_1" draw:fill-image-name="Bitmape_20_1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71cm" fo:page-height="6.7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1-16T14:25:19</meta:creation-date>
    <dc:date>2014-01-24T22:26:32</dc:date>
    <dc:creator>James Harkins</dc:creator>
    <meta:editing-duration>P0D</meta:editing-duration>
    <meta:editing-cycles>2</meta:editing-cycles>
    <meta:generator>LibreOffice/3.5$Linux_X86_64 LibreOffice_project/350m1$Build-2</meta:generator>
    <meta:document-statistic meta:object-count="3"/>
  </office:meta>
</office:document-meta>
</file>